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Web_20_API">
      <style:graphic-properties draw:textarea-horizontal-align="justify" draw:textarea-vertical-align="middle" draw:auto-grow-height="false" fo:min-height="1.585cm" fo:min-width="6.985cm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5" style:family="graphic" style:parent-style-name="Web_20_API_20__28_small_29_">
      <style:graphic-properties draw:textarea-horizontal-align="justify" draw:textarea-vertical-align="middle" draw:auto-grow-height="false" fo:min-height="0.122cm" fo:min-width="1.58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AuthN">
      <style:graphic-properties draw:textarea-horizontal-align="justify" draw:textarea-vertical-align="middle" draw:auto-grow-height="false" fo:min-height="1.27cm" fo:min-width="8.199cm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weight-asian="bold" style:font-weight-complex="bold"/>
    </style:style>
    <style:style style:name="P5" style:family="paragraph">
      <style:paragraph-properties fo:text-align="center" style:writing-mode="lr-tb"/>
      <style:text-properties fo:font-family="'Liberation Sans'" style:font-family-generic="swiss" style:font-pitch="variabl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Liberation Sans'" style:font-family-generic="roman" style:font-pitch="variable" fo:font-size="16pt" fo:font-weight="bold" style:letter-kerning="true" style:font-family-asian="'Droid Sans Fallback'" style:font-family-generic-asian="system" style:font-pitch-asian="variable" style:font-size-asian="16pt" style:font-weight-asian="bold" style:font-family-complex="FreeSans" style:font-family-generic-complex="system" style:font-pitch-complex="variable" style:font-size-complex="16pt" style:font-weight-complex="bold"/>
    </style:style>
    <style:style style:name="T3" style:family="text">
      <style:text-properties fo:font-family="'Liberation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21cm" svg:height="0.962cm" svg:x="11.16cm" svg:y="3.624cm">
          <draw:text-box>
            <text:p><text:span text:style-name="T1">CsrfFilter</text:span></text:p>
          </draw:text-box>
        </draw:frame>
        <draw:custom-shape draw:style-name="gr2" draw:text-style-name="P2" draw:layer="layout" svg:width="6.985cm" svg:height="1.585cm" svg:x="1.667cm" svg:y="7.156cm">
          <text:p text:style-name="P2"><text:span text:style-name="T2">Csrf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.142cm" svg:y1="6.056cm" svg:x2="5.142cm" svg:y2="7.199cm" svg:d="M5142 6056v1143">
          <text:p/>
        </draw:connector>
        <draw:custom-shape draw:style-name="gr4" draw:text-style-name="P3" draw:layer="layout" svg:width="8.1cm" svg:height="6.187cm" svg:x="1.042cm" svg:y="4.8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88cm" svg:height="0.372cm" svg:x="4.092cm" svg:y="5.1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88cm" svg:height="0.372cm" svg:x="4.092cm" svg:y="5.6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88cm" svg:height="0.372cm" svg:x="4.092cm" svg:y="9.8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88cm" svg:height="0.372cm" svg:x="4.092cm" svg:y="10.418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142cm" svg:y1="8.757cm" svg:x2="5.142cm" svg:y2="9.9cm" svg:d="M5142 8757v1143">
          <text:p/>
        </draw:connector>
        <draw:custom-shape draw:style-name="gr4" draw:text-style-name="P3" draw:layer="layout" svg:width="9.243cm" svg:height="8.465cm" svg:x="11.188cm" svg:y="4.854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147cm" svg:y1="7.985cm" svg:x2="11.16cm" svg:y2="7.985cm">
          <text:p/>
        </draw:line>
        <draw:custom-shape draw:style-name="gr7" draw:text-style-name="P5" draw:layer="layout" svg:width="8.199cm" svg:height="1.27cm" svg:x="11.797cm" svg:y="5.445cm">
          <text:p text:style-name="P5"><text:span text:style-name="T3">CsrfToken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8.199cm" svg:height="1.27cm" svg:x="11.794cm" svg:y="7.35cm">
          <text:p text:style-name="P5"><text:span text:style-name="T3">CsrfTokenRequest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8.321cm" svg:height="0.962cm" svg:x="1.019cm" svg:y="3.624cm">
          <draw:text-box>
            <text:p><text:span text:style-name="T1">SecurityFilterChain</text:span></text:p>
          </draw:text-box>
        </draw:frame>
        <draw:custom-shape draw:style-name="gr7" draw:text-style-name="P5" draw:layer="layout" svg:width="8.199cm" svg:height="1.27cm" svg:x="11.791cm" svg:y="9.282cm">
          <text:p text:style-name="P5"><text:span text:style-name="T3">AccessDenied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8.199cm" svg:height="1.27cm" svg:x="11.788cm" svg:y="11.187cm">
          <text:p text:style-name="P5"><text:span text:style-name="T3">RequestMatch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f5793a" draw:distance="0.508cm" draw:rotation="450"/>
    <draw:hatch draw:name="Hatch_20_2" draw:display-name="Hatch 2" draw:style="single" draw:color="#85c0f9" draw:distance="0.508cm" draw:rotation="450"/>
    <draw:hatch draw:name="Hatch_20_3" draw:display-name="Hatch 3" draw:style="single" draw:color="#0f2080" draw:distance="0.508cm" draw:rotation="450"/>
    <draw:hatch draw:name="Hatch_20_4" draw:display-name="Hatch 4" draw:style="single" draw:color="#a95aa1" draw:distance="0.508cm" draw:rotation="450"/>
    <draw:hatch draw:name="Hatch_20_6" draw:display-name="Hatch 6" draw:style="single" draw:color="#ebe7e8" draw:distance="0.508cm" draw:rotation="45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 style:parent-style-name="Misc">
      <style:graphic-properties loext:opacity="0%" draw:stroke="solid" draw:stroke-dash="Dashed_20__28_var_29__20_1" svg:stroke-width="0cm" svg:stroke-color="#0f2080" draw:marker-start-width="0.2cm" draw:marker-start-center="false" draw:marker-end-width="0.2cm" draw:marker-end-center="false" draw:fill="solid" draw:fill-color="#a95aa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  <style:text-properties fo:font-size="16pt"/>
    </style:style>
    <style:style style:name="AuthN" style:family="graphic" style:parent-style-name="Primary">
      <style:graphic-properties svg:stroke-color="#0f2080" draw:fill="solid" draw:fill-color="#85c0f9"/>
      <style:text-properties fo:font-family="'Liberation Sans'" style:font-style-name="Bold" style:font-family-generic="swiss" style:font-pitch="variable" fo:font-size="16pt"/>
    </style:style>
    <style:style style:name="AuthZ" style:family="graphic" style:parent-style-name="Primary">
      <style:graphic-properties svg:stroke-color="#85c0f9" draw:fill="solid" draw:fill-color="#0f2080"/>
      <style:text-properties fo:font-family="'Liberation Sans'" style:font-style-name="Bold" style:font-family-generic="swiss" style:font-pitch="variable" fo:font-size="16pt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_20_3" draw:fill-hatch-solid="false"/>
    </style:style>
    <style:style style:name="Misc" style:family="graphic" style:parent-style-name="Primary">
      <style:graphic-properties svg:stroke-color="#0f2080" draw:fill="solid" draw:fill-color="#a95aa1"/>
      <style:text-properties fo:font-family="'Liberation Sans'" style:font-style-name="Bold" style:font-family-generic="swiss" style:font-pitch="variable" fo:font-size="16pt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  <style:text-properties fo:font-family="'Liberation Sans'" style:font-style-name="Bold" style:font-family-generic="swiss" style:font-pitch="variable" fo:font-size="16pt"/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_28_small_29_" style:display-name="Web API (small)" style:family="graphic" style:parent-style-name="Web_20_API">
      <style:graphic-properties draw:shadow="hidden"/>
    </style:style>
    <style:style style:name="MyCustomerService_23_readCustomer" style:display-name="MyCustomerService#readCustomer" style:family="graphic" style:parent-style-name="Misc"/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0-02-27T13:18:54.779646181</meta:creation-date>
    <meta:editing-duration>PT40M35S</meta:editing-duration>
    <meta:editing-cycles>9</meta:editing-cycles>
    <meta:generator>OpenOffice/4.1.14$Unix OpenOffice.org_project/4114m1$Build-9811</meta:generator>
    <dc:date>2023-05-10T16:52:22</dc:date>
    <dc:creator>Steve Riesenberg</dc:creator>
    <meta:document-statistic meta:object-count="16"/>
    <meta:template xlink:type="simple" xlink:actuate="onRequest" xlink:title="palette" xlink:href="../../../../../../../../../../../../Templates/Spring/palette.otg" meta:date="2020-02-27T13:18:54.54"/>
  </office:meta>
</office:document-meta>
</file>